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3bf7" officeooo:paragraph-rsid="00183bf7"/>
    </style:style>
    <style:style style:name="P2" style:family="paragraph" style:parent-style-name="Standard">
      <style:text-properties officeooo:rsid="00195dcc" officeooo:paragraph-rsid="00195dcc"/>
    </style:style>
    <style:style style:name="P3" style:family="paragraph" style:parent-style-name="Standard">
      <style:text-properties officeooo:rsid="001b4f91" officeooo:paragraph-rsid="001b4f91"/>
    </style:style>
    <style:style style:name="P4" style:family="paragraph" style:parent-style-name="Standard">
      <style:text-properties officeooo:rsid="001abe3a" officeooo:paragraph-rsid="001abe3a"/>
    </style:style>
    <style:style style:name="P5" style:family="paragraph" style:parent-style-name="Standard">
      <style:text-properties officeooo:rsid="001b4f91" officeooo:paragraph-rsid="001b4f91"/>
    </style:style>
    <style:style style:name="P6" style:family="paragraph" style:parent-style-name="Standard">
      <style:text-properties officeooo:rsid="001c80d8" officeooo:paragraph-rsid="001c80d8"/>
    </style:style>
    <style:style style:name="P7" style:family="paragraph" style:parent-style-name="Standard">
      <style:text-properties officeooo:rsid="001d9c78" officeooo:paragraph-rsid="001d9c78"/>
    </style:style>
    <style:style style:name="P8" style:family="paragraph" style:parent-style-name="Standard">
      <style:text-properties officeooo:rsid="001f5bb1" officeooo:paragraph-rsid="001f5bb1"/>
    </style:style>
    <style:style style:name="P9" style:family="paragraph" style:parent-style-name="Standard">
      <style:text-properties officeooo:rsid="00201d7d" officeooo:paragraph-rsid="00201d7d"/>
    </style:style>
    <style:style style:name="P10" style:family="paragraph" style:parent-style-name="Standard">
      <style:text-properties officeooo:rsid="0021dfb4" officeooo:paragraph-rsid="0021dfb4"/>
    </style:style>
    <style:style style:name="P11" style:family="paragraph" style:parent-style-name="Standard">
      <style:text-properties officeooo:rsid="0022553a" officeooo:paragraph-rsid="0022553a"/>
    </style:style>
    <style:style style:name="P12" style:family="paragraph" style:parent-style-name="Standard">
      <style:text-properties officeooo:rsid="0022553a" officeooo:paragraph-rsid="0023272e"/>
    </style:style>
    <style:style style:name="P13" style:family="paragraph" style:parent-style-name="Standard">
      <style:text-properties officeooo:rsid="0023272e" officeooo:paragraph-rsid="0023272e"/>
    </style:style>
    <style:style style:name="P14" style:family="paragraph" style:parent-style-name="Standard">
      <style:text-properties officeooo:rsid="0023272e" officeooo:paragraph-rsid="0024b838"/>
    </style:style>
    <style:style style:name="T1" style:family="text">
      <style:text-properties officeooo:rsid="00195dcc"/>
    </style:style>
    <style:style style:name="T2" style:family="text">
      <style:text-properties officeooo:rsid="001b4f91"/>
    </style:style>
    <style:style style:name="T3" style:family="text">
      <style:text-properties officeooo:rsid="001c80d8"/>
    </style:style>
    <style:style style:name="T4" style:family="text">
      <style:text-properties officeooo:rsid="001f5bb1"/>
    </style:style>
    <style:style style:name="T5" style:family="text">
      <style:text-properties officeooo:rsid="0021dfb4"/>
    </style:style>
    <style:style style:name="T6" style:family="text">
      <style:text-properties officeooo:rsid="0022553a"/>
    </style:style>
    <style:style style:name="T7" style:family="text">
      <style:text-properties officeooo:rsid="0023272e"/>
    </style:style>
    <style:style style:name="T8" style:family="text">
      <style:text-properties officeooo:rsid="0024b838"/>
    </style:style>
    <style:style style:name="T9" style:family="text">
      <style:text-properties officeooo:rsid="0025fb34"/>
    </style:style>
    <style:style style:name="T10" style:family="text">
      <style:text-properties officeooo:rsid="0027a816"/>
    </style:style>
    <style:style style:name="T11" style:family="text">
      <style:text-properties officeooo:rsid="002807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us avons réalisé le projet Sae 15 en binôme composé de moi et Joey galligani.</text:p>
      <text:p text:style-name="P1">Dans le cadre de cette SAE nous devions récupérer des données dans 2 bases de donnée <text:s/>.</text:p>
      <text:p text:style-name="P1">Nos donnée obtenue son dans un format xml .</text:p>
      <text:p text:style-name="P1">Notre but est de les interpréter .</text:p>
      <text:p text:style-name="P1">Nous avons divisé notre projet en <text:span text:style-name="T1">4</text:span> parties :</text:p>
      <text:p text:style-name="P1">-Création d’une librairie </text:p>
      <text:p text:style-name="P2">-Algorithme</text:p>
      <text:p text:style-name="P1">-Récupération des données </text:p>
      <text:p text:style-name="P1">-interprétation </text:p>
      <text:p text:style-name="P1"/>
      <text:p text:style-name="P1">Pour commencer nous avons <text:span text:style-name="T1">crée un librairie.</text:span></text:p>
      <text:p text:style-name="P3">Nous avons choisi ce format car on peut s’en resservir dans nos futurs codes</text:p>
      <text:p text:style-name="P4"><text:span text:style-name="T2">Notre librairie est composé de fonction utile pour faire une <text:s/>interprétation de donnée </text:span><text:s/>, <text:span text:style-name="T2">nous avons crée </text:span><text:span text:style-name="T3">6</text:span><text:span text:style-name="T2"> fonction qui nous permette d’interpréter des donnée </text:span></text:p>
      <text:p text:style-name="P3">2 fonctions maximum et minimum qui nous permet d’afficher le maximum et le minimum d’une liste . </text:p>
      <text:p text:style-name="P3">1fonction qui nous permet d’interchanger 2 caractère .<text:span text:style-name="T9">(erreur xml)</text:span></text:p>
      <text:p text:style-name="P6">1 fonction qui calcule la moyenne d’une liste </text:p>
      <text:p text:style-name="P6">1 fonction qui calcule l’écart-type d’une liste </text:p>
      <text:p text:style-name="P6">1 fonction qui calcule le pourcentage d’une liste </text:p>
      <text:p text:style-name="P6">1 fonction qui permet de calculer la covariance </text:p>
      <text:p text:style-name="P6"/>
      <text:p text:style-name="P7">Nous avons décidé de réfléchir comment organisé notre programme :</text:p>
      <text:p text:style-name="P7">Une partie module qui sera notre librairie et 2 programmes qui récupère les informations . </text:p>
      <text:p text:style-name="P7">On va ensuite mettre <text:s text:c="2"/>nos donnée collecter dans les parkings voitures et vélos <text:span text:style-name="T4">dans des fichier Xml </text:span></text:p>
      <text:p text:style-name="P8">Pour les parkings a voiture nous avons mis les donnée dans des fichier intubé par le nom du parking </text:p>
      <text:p text:style-name="P9">Dans un fichier nomé data parkings on renseigne le <text:span text:style-name="T9">total du </text:span><text:s/>nombre de place libre de chaque parking tout les 10 seconde<text:span text:style-name="T5">s</text:span> pendant 5 minutes</text:p>
      <text:p text:style-name="P10">Pour les parkings a velo nous avons crée un fichier résultat dans lequel il y a pour chaque parking le nb de place libre . </text:p>
      <text:p text:style-name="P10">Manque : faire les totals pour les parking a velo <text:s/></text:p>
      <text:p text:style-name="P10">Nous allons ensuite tracer 1 graphique qui reprends les total de place libre des voiture et <text:span text:style-name="T10">velo </text:span>pour analyser la covarience .</text:p>
      <text:p text:style-name="P10">En plus de sa on fournira un pourcentage de place ocuppe par cha<text:span text:style-name="T11">q</text:span>ue parking sur 3 jours différents .</text:p>
      <text:p text:style-name="P10"/>
      <text:p text:style-name="P10"/>
      <text:p text:style-name="P10">-Explication du code :</text:p>
      <text:p text:style-name="P10">2 partie , <text:span text:style-name="T6">une partie pour les parkings , une pour les velo </text:span></text:p>
      <text:p text:style-name="P11">pour les parkings </text:p>
      <text:p text:style-name="P11">Pour les vélo nous avons les informations de chaque parking <text:s/>a velo dans le fichier resultat </text:p>
      <text:p text:style-name="P11">puis nous allons tracer un graphique avec le total de place libre de tout les parkings a velo </text:p>
      <text:p text:style-name="P11">Pour les parkings a voiture nous avosn un fichier appeler data parking qui récupere pendant 5 minutes le total de splace libre de tout les parkings . </text:p>
      <text:p text:style-name="P11">Nous allors tracer c’est 2 courbes sur un fichier pour analyser les résultat et en debuire si les velo on un impact sur le <text:s/>nombre de place de parking libre </text:p>
      <text:p text:style-name="P11">on cherche donc si il y une corelation entre l’utilisation des velo et des voiture dans Montpellier </text:p>
      <text:p text:style-name="P11">Montrer le code --&gt; </text:p>
      <text:p text:style-name="P10"/>
      <text:p text:style-name="P10"/>
      <text:p text:style-name="P6"/>
      <text:p text:style-name="P6"/>
      <text:p text:style-name="P6"/>
      <text:p text:style-name="P12"><text:soft-page-break/>Partie gnuplot:</text:p>
      <text:p text:style-name="P12">D<text:span text:style-name="T7">ans notre partie gnuplot que nous avons pas encore <text:s/>nous allons faire apparaître 2 courbes une courbe total de place libre en fonction du temps pour les parkings a vélo et a voiture </text:span></text:p>
      <text:p text:style-name="P13">Nous allons voir si les courbe on la même allure ou nom <text:s/>avec le calcul de la covariance.</text:p>
      <text:p text:style-name="P13">Si la covariance est négative alors les parkings a velo influent sur l’utilisation de la voiture en ville</text:p>
      <text:p text:style-name="P13">Si la covariance est positive alors les parkigs a velo n’i<text:span text:style-name="T8">n</text:span>fluent pas sur l’utilisation de de la voiture en ville .</text:p>
      <text:p text:style-name="P13"/>
      <text:p text:style-name="P14"><text:span text:style-name="T8">Pas fini projet :</text:span></text:p>
      <text:p text:style-name="P14">De plus nous allons essayer de organisé tout sa dans en site internet d’une maniére claire en compréhensible . 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5T12:26:30.434000000</meta:creation-date>
    <dc:date>2022-01-25T21:02:41.117000000</dc:date>
    <meta:editing-duration>PT1H20M2S</meta:editing-duration>
    <meta:editing-cycles>9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43" meta:word-count="578" meta:character-count="3247" meta:non-whitespace-character-count="2678"/>
  </office:meta>
</office:document-meta>
</file>